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EXPLAINS THE PLAN OF SALVATION (3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ESUS EXPLAINS THE PLAN OF SALVATION (3:1-21)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redentials of Nicodemus (3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ession of Nicodemus (3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mand to Nicodemus (3: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usion of Nicodemus (3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tening of Nicodemus (3:9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larification for Nicodemus (3:5-8, 14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larification for Nicodemus (3:5-8, 14-15):<text:s text:c="1"/></text:span><text:span text:style-name="a521" text:class-names=""/></text:p>
          </draw:text-box>
          <svg:title/>
          <svg:desc/>
        </draw:frame>
        <draw:frame draw:id="id95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A physical illustration (3:5-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A natural illustration (3: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A scriptural illustration (3:14-1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3-twoColTx-Title-and-2-Column-Text" presentation:presentation-page-layout-name="Master1-PPL13" draw:id="Slide-259">
        <draw:frame draw:id="id96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SUS EXPLAINS THE PLAN OF SALVATION (3:1-21):<text:s text:c="1"/></text:span><text:span text:style-name="a539" text:class-names=""/></text:p>
          </draw:text-box>
          <svg:title/>
          <svg:desc/>
        </draw:frame>
        <draw:frame draw:id="id97" presentation:style-name="a554" draw:name="Text Placeholder 2" svg:x="1.38021in" svg:y="2in" svg:width="4.61632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credentials of Nicodemus (3: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ession of Nicodemus (3: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mmand to Nicodemus (3: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  <draw:frame draw:id="id98" presentation:style-name="a570" draw:name="Text Placeholder 3" svg:x="6.16319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fusion of Nicodemus (3:4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hastening of Nicodemus (3:9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for Nicodemus (3:5-8, 14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onclusion for Nicodemus (3:16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5" draw:style-name="a571" draw:master-page-name="Master1-Layout1-title-Title-Slide" presentation:presentation-page-layout-name="Master1-PPL1" draw:id="Slide-260">
        <draw:frame draw:id="id99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The conclusion for Nicodemus (3:16-21):<text:s text:c="1"/></text:span><text:span text:style-name="a573" text:class-names=""/></text:p>
          </draw:text-box>
          <svg:title/>
          <svg:desc/>
        </draw:frame>
        <draw:frame draw:id="id100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 persons (3:16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6" draw:style-name="a581" draw:master-page-name="Master1-Layout12-tx-Title-and-Text" presentation:presentation-page-layout-name="Master1-PPL12" draw:id="Slide-261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persons (3:16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Father gave his Son (3:16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n will give his life (3:16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7" draw:style-name="a596" draw:master-page-name="Master1-Layout12-tx-Title-and-Text" presentation:presentation-page-layout-name="Master1-PPL12" draw:id="Slide-262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clusion for Nicodemus (3:16-21):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ersons (3:1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purpose (3:1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8" draw:style-name="a611" draw:master-page-name="Master1-Layout12-tx-Title-and-Text" presentation:presentation-page-layout-name="Master1-PPL12" draw:id="Slide-263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purpose (3:17)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is not to condemn sinners (3:17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is to convert sinners (3:17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2-tx-Title-and-Text" presentation:presentation-page-layout-name="Master1-PPL12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onclusion for Nicodemus (3:16-21):<text:s text:c="1"/></text:span><text:span text:style-name="a628" text:class-names=""/></text:p>
          </draw:text-box>
          <svg:title/>
          <svg:desc/>
        </draw:frame>
        <draw:frame draw:id="id108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ersons (3: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urpose (3: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eople (3:18-2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0" draw:style-name="a644" draw:master-page-name="Master1-Layout12-tx-Title-and-Text" presentation:presentation-page-layout-name="Master1-PPL12" draw:id="Slide-265">
        <draw:frame draw:id="id109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people (3:18-21)<text:s text:c="1"/></text:span><text:span text:style-name="a646" text:class-names=""/></text:p>
          </draw:text-box>
          <svg:title/>
          <svg:desc/>
        </draw:frame>
        <draw:frame draw:id="id110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Condemnation for those who reject Christ (3:18b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alvation for those who receive Christ (3:18a, 2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1" draw:style-name="a659" draw:master-page-name="Master1-Layout12-tx-Title-and-Text" presentation:presentation-page-layout-name="Master1-PPL12" draw:id="Slide-266">
        <draw:frame draw:id="id111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conclusion for Nicodemus (3:16-21):<text:s text:c="1"/></text:span><text:span text:style-name="a661" text:class-names=""/></text:p>
          </draw:text-box>
          <svg:title/>
          <svg:desc/>
        </draw:frame>
        <draw:frame draw:id="id112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3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urpose (3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eople (3:18-2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2" draw:style-name="a677" draw:master-page-name="Master1-Layout13-twoColTx-Title-and-2-Column-Text" presentation:presentation-page-layout-name="Master1-PPL13" draw:id="Slide-267">
        <draw:frame draw:id="id113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SUS EXPLAINS THE PLAN OF SALVATION (3:1-21):<text:s text:c="1"/></text:span><text:span text:style-name="a679" text:class-names=""/></text:p>
          </draw:text-box>
          <svg:title/>
          <svg:desc/>
        </draw:frame>
        <draw:frame draw:id="id114" presentation:style-name="a694" draw:name="Text Placeholder 2" svg:x="1.38021in" svg:y="2in" svg:width="4.61632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redentials of Nicodemus (3:1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onfession of Nicodemus (3: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mand to Nicodemus (3: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  <draw:frame draw:id="id115" presentation:style-name="a710" draw:name="Text Placeholder 3" svg:x="6.16319in" svg:y="2in" svg:width="4.61632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of Nicodemus (3: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astening of Nicodemus (3:9-1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larification for Nicodemus (3:5-8, 14-1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for Nicodemus (3:16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6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JOHN 3</text:span><text:span text:style-name="a713" text:class-names=""/></text:p>
          </draw:text-box>
          <svg:title/>
          <svg:desc/>
        </draw:frame>
        <draw:frame draw:id="id117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JESUS EXPLAINS THE PLAN OF SALVATION (3:1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JOHN EXALTS THE PERSON OF SALVATION (3:22-3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4" draw:style-name="a726" draw:master-page-name="Master1-Layout12-tx-Title-and-Text" presentation:presentation-page-layout-name="Master1-PPL12" draw:id="Slide-269">
        <draw:frame draw:id="id118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JOHN EXALTS THE PERSON OF SALVATION (3:22-36)<text:s text:c="1"/></text:span><text:span text:style-name="a728" text:class-names=""/></text:p>
          </draw:text-box>
          <svg:title/>
          <svg:desc/>
        </draw:frame>
        <draw:frame draw:id="id119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argument (3:22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affirmation (3:27-3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5" draw:style-name="a741" draw:master-page-name="Master1-Layout12-tx-Title-and-Text" presentation:presentation-page-layout-name="Master1-PPL12" draw:id="Slide-270">
        <draw:frame draw:id="id120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affirmation (3:27-36):<text:s text:c="1"/></text:span><text:span text:style-name="a743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is the bridegroom, while John is but a friend of the bridegroom (3:27-29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must become greater and greater, while John must become less and less (3:30-36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6" draw:style-name="a756" draw:master-page-name="Master1-Layout12-tx-Title-and-Text" presentation:presentation-page-layout-name="Master1-PPL12" draw:id="Slide-271">
        <draw:frame draw:id="id122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JOHN EXALTS THE PERSON OF SALVATION (3:22-36)<text:s text:c="1"/></text:span><text:span text:style-name="a758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argument (3:22-2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ffirmation (3:27-3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7" draw:style-name="a771" draw:master-page-name="Master1-Layout12-tx-Title-and-Text" presentation:presentation-page-layout-name="Master1-PPL12" draw:id="Slide-272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JOHN 3</text:span><text:span text:style-name="a773" text:class-names=""/></text:p>
          </draw:text-box>
          <svg:title/>
          <svg:desc/>
        </draw:frame>
        <draw:frame draw:id="id125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JESUS EXPLAINS THE PLAN OF SALVATION (3:1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JOHN EXALTS THE PERSON OF SALVATION (3:22-3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3</dc:title>
    <meta:initial-creator>David STRICKLAND</meta:initial-creator>
    <dc:creator>David STRICKLAND</dc:creator>
    <meta:creation-date>2020-02-23T23:14:26Z</meta:creation-date>
    <dc:date>2020-02-23T23:14:26Z</dc:date>
    <meta:template xlink:href="BibleStudy" xlink:type="simple"/>
    <meta:editing-cycles>1</meta:editing-cycles>
    <meta:editing-duration>PT0S</meta:editing-duration>
    <meta:document-statistic meta:paragraph-count="66" meta:word-count="523"/>
  </office:meta>
</office:document-meta>
</file>